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1576in" fo:keep-together="auto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7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ConsPlusNonformat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ConsPlusNonformat">
      <style:paragraph-properties fo:text-align="justify" style:justify-single-word="false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12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В Федеральное агентство<text:line-break/>воздушного транспорта</text:p>
      <text:p text:style-name="P3">ЗАЯВЛЕНИЕ</text:p>
      <text:p text:style-name="P13"/>
      <text:p text:style-name="P11"><text:span text:style-name="T1">Прошу внести изменения в учетную запись беспилотного воздушного судна в связи с изменением сведений о владельце беспилотного воздушного судна.</text:span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5"><text:span text:style-name="T3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Учетный номер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0"><text:span text:style-name="T2">Основание для внесения изменений в учетную запись </text:span></text:p>
            <text:p text:style-name="P4">утеря, хищение (нужное указать)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/>
          </table:table-cell>
          <table:covered-table-cell/>
        </table:table-row>
      </table:table>
      <text:p text:style-name="P16"/>
      <text:p text:style-name="P6"/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<text:span text:style-name="T1">«__» __________ 20__ г.</text:span></text:p>
          </table:table-cell>
          <table:table-cell table:style-name="Table2.A1" office:value-type="string">
            <text:p text:style-name="P4">Владелец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2" office:value-type="string">
            <text:p text:style-name="P9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3:16:00</meta:creation-date>
    <dc:creator>Медич Светлана</dc:creator>
    <dc:date>2020-02-04T15:25:00</dc:date>
    <meta:print-date>2019-09-30T11:54:00</meta:print-date>
    <meta:editing-cycles>5</meta:editing-cycles>
    <meta:editing-duration>PT8M</meta:editing-duration>
    <meta:document-statistic meta:table-count="2" meta:image-count="0" meta:object-count="0" meta:page-count="1" meta:paragraph-count="11" meta:word-count="50" meta:character-count="369" meta:non-whitespace-character-count="328"/>
    <meta:generator>LibreOffice/6.4.3.2$Linux_X86_64 LibreOffice_project/40$Build-2</meta:generator>
  </office:meta>
</office:document-meta>
</file>